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cm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fo:min-height="3.556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97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9.1cm" svg:height="11.086cm" svg:x="23.3cm" svg:y="9.5cm">
          <draw:text-box>
            <text:p>class FlashHash</text:p>
            <text:p><text:s text:c="2"/>include Enumerable</text:p>
            <text:p><text:s text:c="2"/></text:p>
            <text:p><text:s text:c="2"/>def self.from_session_value(value) #:nodoc:</text:p>
            <text:p><text:s text:c="4"/>flash = case value</text:p>
            <text:p><text:s text:c="12"/>when FlashHash # Rails 3.1, 3.2</text:p>
            <text:p><text:s text:c="14"/>new(value.instance_variable_get(:@flashes), value.instance_variable_get(:@used))</text:p>
            <text:p><text:s text:c="12"/>when Hash # Rails 4.0</text:p>
            <text:p><text:s text:c="14"/>new(value['flashes'], value['discard'])</text:p>
            <text:p><text:s text:c="12"/>else</text:p>
            <text:p><text:s text:c="14"/>new</text:p>
            <text:p><text:s text:c="12"/>end</text:p>
            <text:p/>
            <text:p><text:s text:c="4"/>flash.tap(&amp;:sweep)</text:p>
            <text:p><text:s text:c="2"/>end</text:p>
          </draw:text-box>
        </draw:frame>
        <draw:frame draw:style-name="gr2" draw:text-style-name="P1" draw:layer="layout" svg:width="24.7cm" svg:height="6.65cm" svg:x="2cm" svg:y="2.05cm">
          <draw:text-box>
            <text:p>module ActionDispatch</text:p>
            <text:p><text:s text:c="2"/>class Request &lt; Rack::Request</text:p>
            <text:p><text:s text:c="4"/># Access the contents of the flash. Use &lt;tt&gt;flash["notice"]&lt;/tt&gt; to</text:p>
            <text:p><text:s text:c="4"/># read a notice you put there or &lt;tt&gt;flash["notice"] = "hello"&lt;/tt&gt;</text:p>
            <text:p><text:s text:c="4"/># to put a new one.</text:p>
            <text:p><text:s text:c="4"/>def flash</text:p>
            <text:p><text:s text:c="6"/>@env[Flash::KEY] ||= Flash::FlashHash.from_session_value(session["flash"])</text:p>
            <text:p><text:s text:c="4"/>end</text:p>
            <text:p><text:s text:c="2"/>end</text:p>
          </draw:text-box>
        </draw:frame>
        <draw:frame draw:style-name="gr3" draw:text-style-name="P1" xml:id="id1" draw:id="id1" draw:layer="layout" svg:width="18.5cm" svg:height="1.673cm" svg:x="2.8cm" svg:y="11.4cm">
          <draw:text-box>
            <text:p>class Flash</text:p>
            <text:p><text:s text:c="3"/>KEY = 'action_dispatch.request.flash_hash'.freeze</text:p>
          </draw:text-box>
        </draw:frame>
        <draw:frame draw:style-name="gr4" draw:text-style-name="P1" xml:id="id2" draw:id="id2" draw:layer="layout" svg:width="15.8cm" svg:height="3.806cm" svg:x="1.6cm" svg:y="16.994cm">
          <draw:text-box>
            <text:p>def initialize(flashes = {}, discard = []) #:nodoc:</text:p>
            <text:p><text:s text:c="2"/>@discard = Set.new(stringify_array(discard))</text:p>
            <text:p><text:s text:c="2"/>@flashes = flashes.stringify_keys</text:p>
            <text:p><text:s text:c="2"/>@now <text:s text:c="4"/>= nil</text:p>
            <text:p>end</text:p>
          </draw:text-box>
        </draw:frame>
        <draw:frame draw:style-name="gr5" draw:text-style-name="P1" xml:id="id3" draw:id="id3" draw:layer="layout" svg:width="13cm" svg:height="3.806cm" svg:x="35.7cm" svg:y="26.794cm">
          <draw:text-box>
            <text:p>def stringify_array(array)</text:p>
            <text:p><text:s text:c="2"/>array.map do |item|</text:p>
            <text:p><text:s text:c="4"/>item.kind_of?(Symbol) ? item.to_s : item</text:p>
            <text:p><text:s text:c="2"/>end</text:p>
            <text:p>end</text:p>
          </draw:text-box>
        </draw:frame>
        <draw:frame draw:style-name="gr6" draw:text-style-name="P1" draw:layer="layout" svg:width="12.4cm" svg:height="1.843cm" svg:x="14.6cm" svg:y="26.857cm">
          <draw:text-box>
            <text:p>将该哈希的键字符化后，返回该哈希</text:p>
            <text:p>来自active_support/core_ext/hash/keys</text:p>
          </draw:text-box>
        </draw:frame>
        <draw:frame draw:style-name="gr7" draw:text-style-name="P1" xml:id="id5" draw:id="id5" draw:layer="layout" svg:width="17.2cm" svg:height="5.939cm" svg:x="20.6cm" svg:y="33cm">
          <draw:text-box>
            <text:p>def transform_keys</text:p>
            <text:p><text:s text:c="2"/>return enum_for(:transform_keys) unless block_given?</text:p>
            <text:p><text:s text:c="2"/>result = self.class.new</text:p>
            <text:p><text:s text:c="2"/>each_key do |key|</text:p>
            <text:p><text:s text:c="4"/>result[yield(key)] = self[key]</text:p>
            <text:p><text:s text:c="2"/>end</text:p>
            <text:p><text:s text:c="2"/>result</text:p>
            <text:p>end</text:p>
          </draw:text-box>
        </draw:frame>
        <draw:frame draw:style-name="gr4" draw:text-style-name="P1" xml:id="id4" draw:id="id4" draw:layer="layout" svg:width="13cm" svg:height="2.384cm" svg:x="16.1cm" svg:y="28.7cm">
          <draw:text-box>
            <text:p>def stringify_keys</text:p>
            <text:p><text:s text:c="2"/>transform_keys{ |key| key.to_s }</text:p>
            <text:p>end</text:p>
          </draw:text-box>
        </draw:frame>
        <draw:frame draw:style-name="gr8" draw:text-style-name="P1" draw:layer="layout" svg:width="3.4cm" svg:height="1.047cm" svg:x="7.2cm" svg:y="9.4cm">
          <draw:text-box>
            <text:p>缓存</text:p>
          </draw:text-box>
        </draw:frame>
        <draw:connector draw:style-name="gr9" draw:text-style-name="P2" draw:layer="layout" draw:type="curve" svg:x1="6.591cm" svg:y1="7.601cm" svg:x2="12.05cm" svg:y2="11.4cm" draw:end-shape="id1" svg:d="M6591 7601c0 2475 5459 576 5459 3799" svg:viewBox="0 0 5460 3800">
          <text:p/>
        </draw:connector>
        <draw:connector draw:style-name="gr9" draw:text-style-name="P2" draw:layer="layout" draw:type="curve" svg:x1="25.449cm" svg:y1="6.831cm" svg:x2="33.294cm" svg:y2="11.553cm" svg:d="M25449 6831c5884 0 1962 4722 7845 4722" svg:viewBox="0 0 7846 4723">
          <text:p/>
        </draw:connector>
        <draw:frame draw:style-name="gr10" draw:text-style-name="P1" draw:layer="layout" svg:width="19.8cm" svg:height="1.843cm" svg:x="25.6cm" svg:y="4.8cm">
          <draw:text-box>
            <text:p>从session['flash']获取flash hash</text:p>
            <text:p>该hash内又分成两组：flash散列和used数组（4.0叫discard）</text:p>
          </draw:text-box>
        </draw:frame>
        <draw:connector draw:style-name="gr9" draw:text-style-name="P2" draw:layer="layout" draw:type="curve" svg:x1="25.636cm" svg:y1="14.287cm" svg:x2="9.5cm" svg:y2="16.994cm" draw:end-shape="id2" draw:end-glue-point="0" svg:d="M25636 14287c0 1656-16136 303-16136 2707" svg:viewBox="0 0 16137 2708">
          <text:p/>
        </draw:connector>
        <draw:connector draw:style-name="gr9" draw:text-style-name="P2" draw:layer="layout" draw:type="curve" svg:x1="25.593cm" svg:y1="15.634cm" svg:x2="9.5cm" svg:y2="16.994cm" draw:end-shape="id2" draw:end-glue-point="0" svg:d="M25593 15634c0 645-16093-35-16093 1360" svg:viewBox="0 0 16094 1361">
          <text:p/>
        </draw:connector>
        <draw:connector draw:style-name="gr9" draw:text-style-name="P2" draw:layer="layout" draw:type="curve" svg:x1="25.545cm" svg:y1="17.318cm" svg:x2="9.5cm" svg:y2="16.994cm" draw:end-shape="id2" draw:end-glue-point="0" svg:d="M25545 17318c0-1236-16045-1074-16045-324" svg:viewBox="0 0 16046 909">
          <text:p/>
        </draw:connector>
        <draw:connector draw:style-name="gr9" draw:text-style-name="P2" draw:layer="layout" draw:type="curve" svg:x1="15.229cm" svg:y1="18.344cm" svg:x2="35.7cm" svg:y2="28.697cm" draw:end-shape="id3" svg:d="M15229 18344c14979 0 4744 10353 20471 10353" svg:viewBox="0 0 20472 10354">
          <text:p/>
        </draw:connector>
        <draw:frame draw:style-name="gr7" draw:text-style-name="P1" draw:layer="layout" svg:width="6.8cm" svg:height="1.047cm" svg:x="14.1cm" svg:y="14.4cm">
          <draw:text-box>
            <text:p>new一个FlashHash</text:p>
          </draw:text-box>
        </draw:frame>
        <draw:connector draw:style-name="gr9" draw:text-style-name="P2" draw:layer="layout" draw:type="curve" svg:x1="12.23cm" svg:y1="18.932cm" svg:x2="16.1cm" svg:y2="29.892cm" draw:end-shape="id4" svg:d="M12230 18932c2527 0 593 10960 3870 10960" svg:viewBox="0 0 3871 10961">
          <text:p/>
        </draw:connector>
        <draw:connector draw:style-name="gr9" draw:text-style-name="P2" draw:layer="layout" draw:type="curve" svg:x1="22.6cm" svg:y1="31.084cm" svg:x2="29.2cm" svg:y2="33cm" draw:start-shape="id4" draw:start-glue-point="2" draw:end-shape="id5" svg:d="M22600 31084c0 1437 6600 479 6600 1916" svg:viewBox="0 0 6601 1917">
          <text:p/>
        </draw:connector>
        <draw:frame draw:style-name="gr7" draw:text-style-name="P1" xml:id="id6" draw:id="id6" draw:layer="layout" svg:width="10.3cm" svg:height="1.047cm" svg:x="30.8cm" svg:y="22.4cm">
          <draw:text-box>
            <text:p>tap来自Object，类似unix的tee</text:p>
          </draw:text-box>
        </draw:frame>
        <draw:connector draw:style-name="gr9" draw:text-style-name="P2" draw:layer="layout" draw:type="curve" svg:x1="26.326cm" svg:y1="19.976cm" svg:x2="30.8cm" svg:y2="22.923cm" draw:end-shape="id6" draw:end-glue-point="3" svg:d="M26326 19976c2980 0 744 2947 4474 2947" svg:viewBox="0 0 4475 2948">
          <text:p/>
        </draw:connector>
        <draw:frame draw:style-name="gr11" draw:text-style-name="P1" xml:id="id7" draw:id="id7" draw:layer="layout" svg:width="6.5cm" svg:height="2.384cm" svg:x="1.9cm" svg:y="29.916cm">
          <draw:text-box>
            <text:p>def [](k)</text:p>
            <text:p><text:s text:c="2"/>@flashes[k.to_s]</text:p>
            <text:p>end</text:p>
          </draw:text-box>
        </draw:frame>
        <draw:connector draw:style-name="gr9" draw:text-style-name="P2" draw:layer="layout" draw:type="curve" draw:line-skew="1.888cm" svg:x1="8.4cm" svg:y1="31.108cm" svg:x2="9.702cm" svg:y2="19.638cm" draw:start-shape="id7" draw:start-glue-point="1" svg:d="M8400 31108c4183 0 3532-11470 1302-11470" svg:viewBox="0 0 3063 11471">
          <text:p/>
        </draw:connector>
        <draw:frame draw:style-name="gr3" draw:text-style-name="P1" draw:layer="layout" svg:width="10.1cm" svg:height="3.35cm" svg:x="1.4cm" svg:y="25.8cm">
          <draw:text-box>
            <text:p>当调用flash['xxx']时，实际是获取FlashHash的@flashes。因为已经过stringfy，所以这里也有要to_s</text:p>
          </draw:text-box>
        </draw:frame>
        <draw:frame draw:style-name="gr12" draw:text-style-name="P1" xml:id="id8" draw:id="id8" draw:layer="layout" svg:width="14.7cm" svg:height="3.095cm" svg:x="41.8cm" svg:y="21.305cm">
          <draw:text-box>
            <text:p>def sweep #:nodoc:</text:p>
            <text:p><text:s text:c="2"/>@discard.each { |k| @flashes.delete k }</text:p>
            <text:p><text:s text:c="2"/>@discard.replace @flashes.keys</text:p>
            <text:p>end</text:p>
          </draw:text-box>
        </draw:frame>
        <draw:connector draw:style-name="gr9" draw:text-style-name="P2" draw:layer="layout" draw:type="curve" svg:x1="30.163cm" svg:y1="19.52cm" svg:x2="49.15cm" svg:y2="21.305cm" draw:end-shape="id8" draw:end-glue-point="0" svg:d="M30163 19520c0 964 18987 72 18987 1785" svg:viewBox="0 0 18988 17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6:03:32.611000000</meta:creation-date>
    <dc:date>2015-09-14T17:31:51.462000000</dc:date>
    <meta:editing-duration>PT1H17M10S</meta:editing-duration>
    <meta:editing-cycles>5</meta:editing-cycles>
    <meta:generator>LibreOffice/4.2.7.2$Windows_x86 LibreOffice_project/933c0aa564ec4f8883ed5732c866db48dca4dac5</meta:generator>
    <meta:document-statistic meta:object-count="26"/>
  </office:meta>
</office:document-meta>
</file>